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mbria" officeooo:rsid="00048c6d" officeooo:paragraph-rsid="00048c6d"/>
    </style:style>
    <style:style style:name="P2" style:family="paragraph" style:parent-style-name="Standard">
      <style:text-properties style:font-name="Cambria" fo:font-size="13pt" fo:font-weight="bold" officeooo:rsid="00048c6d" officeooo:paragraph-rsid="00048c6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ambria" fo:font-weight="bold" officeooo:rsid="00048c6d" officeooo:paragraph-rsid="00048c6d" style:font-weight-asian="bold" style:font-weight-complex="bold"/>
    </style:style>
    <style:style style:name="P4" style:family="paragraph" style:parent-style-name="Standard">
      <style:text-properties style:font-name="Cambria" fo:font-weight="bold" officeooo:rsid="0007be6f" officeooo:paragraph-rsid="0007be6f" style:font-weight-asian="bold" style:font-weight-complex="bold"/>
    </style:style>
    <style:style style:name="P5" style:family="paragraph" style:parent-style-name="Standard">
      <style:text-properties style:font-name="Cambria" officeooo:rsid="0007be6f" officeooo:paragraph-rsid="0007be6f"/>
    </style:style>
    <style:style style:name="P6" style:family="paragraph" style:parent-style-name="Standard">
      <style:text-properties style:font-name="Cambria" fo:font-size="12pt" officeooo:rsid="000a5b51" officeooo:paragraph-rsid="000a5b51" style:font-size-asian="12pt" style:font-size-complex="12pt"/>
    </style:style>
    <style:style style:name="P7" style:family="paragraph" style:parent-style-name="Standard">
      <style:text-properties style:font-name="Cambria" fo:font-size="12pt" officeooo:rsid="000bfdf7" officeooo:paragraph-rsid="000bfdf7" style:font-size-asian="12pt" style:font-size-complex="12pt"/>
    </style:style>
    <style:style style:name="P8" style:family="paragraph" style:parent-style-name="Standard">
      <style:text-properties style:font-name="Cambria" fo:font-size="12pt" fo:font-weight="bold" officeooo:rsid="000bfdf7" officeooo:paragraph-rsid="000bfdf7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Cambria" fo:font-size="12pt" fo:font-weight="bold" officeooo:rsid="000bfdf7" officeooo:paragraph-rsid="0011811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Cambria" fo:font-size="12pt" fo:font-weight="bold" officeooo:rsid="00048c6d" officeooo:paragraph-rsid="000cbb82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Consolas" fo:font-size="10.5pt" officeooo:rsid="0007be6f" officeooo:paragraph-rsid="0008bb0d" style:font-size-asian="10.5pt" style:font-size-complex="10.5pt"/>
    </style:style>
    <style:style style:name="P12" style:family="paragraph" style:parent-style-name="Standard">
      <style:text-properties style:font-name="Consolas" fo:font-size="12pt" officeooo:rsid="0007be6f" officeooo:paragraph-rsid="0008bb0d" style:font-size-asian="12pt" style:font-size-complex="12pt"/>
    </style:style>
    <style:style style:name="P13" style:family="paragraph" style:parent-style-name="Standard">
      <style:text-properties style:font-name="Consolas" fo:font-size="10pt" officeooo:rsid="000bfdf7" officeooo:paragraph-rsid="000bfdf7" style:font-size-asian="10pt" style:font-size-complex="10pt"/>
    </style:style>
    <style:style style:name="P14" style:family="paragraph" style:parent-style-name="Standard">
      <style:text-properties style:font-name="Consolas" fo:font-size="10pt" officeooo:rsid="000cbb82" officeooo:paragraph-rsid="000cbb82" style:font-size-asian="10pt" style:font-size-complex="10pt"/>
    </style:style>
    <style:style style:name="P15" style:family="paragraph" style:parent-style-name="Standard">
      <style:text-properties style:font-name="Consolas" fo:font-size="10pt" officeooo:rsid="00118113" officeooo:paragraph-rsid="00118113" style:font-size-asian="10pt" style:font-size-complex="10pt"/>
    </style:style>
    <style:style style:name="P16" style:family="paragraph" style:parent-style-name="Standard">
      <style:text-properties style:font-name="Consolas" fo:font-size="10pt" officeooo:rsid="0014a254" officeooo:paragraph-rsid="0014a254" style:font-size-asian="10pt" style:font-size-complex="10pt"/>
    </style:style>
    <style:style style:name="P17" style:family="paragraph" style:parent-style-name="Standard">
      <style:text-properties style:font-name="Consolas" fo:font-size="10pt" style:text-underline-style="solid" style:text-underline-width="auto" style:text-underline-color="font-color" officeooo:rsid="000bfdf7" officeooo:paragraph-rsid="000bfdf7" style:font-size-asian="10pt" style:font-size-complex="10pt"/>
    </style:style>
    <style:style style:name="P18" style:family="paragraph" style:parent-style-name="Standard">
      <style:text-properties style:font-name="Consolas" fo:font-size="10pt" style:text-underline-style="solid" style:text-underline-width="auto" style:text-underline-color="font-color" officeooo:rsid="000cbb82" officeooo:paragraph-rsid="000cbb82" style:font-size-asian="10pt" style:font-size-complex="10pt"/>
    </style:style>
    <style:style style:name="P19" style:family="paragraph" style:parent-style-name="Standard">
      <style:text-properties style:font-name="Consolas" fo:font-size="8pt" officeooo:rsid="000cbb82" officeooo:paragraph-rsid="000cbb82" style:font-size-asian="8pt" style:font-size-complex="8pt"/>
    </style:style>
    <style:style style:name="P20" style:family="paragraph" style:parent-style-name="Standard">
      <style:text-properties fo:color="#000000" loext:opacity="100%" style:font-name="Consolas" fo:font-size="10pt" officeooo:rsid="000cbb82" officeooo:paragraph-rsid="000cbb82" style:font-size-asian="10pt" style:font-size-complex="10pt"/>
    </style:style>
    <style:style style:name="P21" style:family="paragraph" style:parent-style-name="Standard">
      <style:text-properties fo:color="#000000" loext:opacity="100%" style:font-name="Consolas" fo:font-size="10pt" officeooo:rsid="000cbb82" officeooo:paragraph-rsid="000ea90c" style:font-size-asian="10pt" style:font-size-complex="10pt"/>
    </style:style>
    <style:style style:name="P22" style:family="paragraph" style:parent-style-name="Standard">
      <style:text-properties fo:color="#000000" loext:opacity="100%" style:font-name="Consolas" fo:font-size="10pt" style:text-underline-style="solid" style:text-underline-width="auto" style:text-underline-color="font-color" officeooo:rsid="000cbb82" officeooo:paragraph-rsid="000cbb82" style:font-size-asian="10pt" style:font-size-complex="10pt"/>
    </style:style>
    <style:style style:name="P23" style:family="paragraph" style:parent-style-name="Standard">
      <style:text-properties fo:color="#000000" loext:opacity="100%" style:font-name="Consolas1" fo:font-size="9.5pt" officeooo:rsid="000e0f9c" officeooo:paragraph-rsid="000ea90c" style:font-size-asian="9.5pt" style:font-size-complex="10pt"/>
    </style:style>
    <style:style style:name="P24" style:family="paragraph" style:parent-style-name="Standard">
      <style:text-properties fo:color="#000000" loext:opacity="100%" style:font-name="Consolas1" fo:font-size="9.5pt" officeooo:rsid="000e0f9c" officeooo:paragraph-rsid="000cbb82" style:font-size-asian="9.5pt" style:font-size-complex="10pt"/>
    </style:style>
    <style:style style:name="P25" style:family="paragraph" style:parent-style-name="Standard">
      <style:text-properties fo:color="#000000" loext:opacity="100%" style:font-name="Consolas1" fo:font-size="9.5pt" officeooo:rsid="000e30ff" officeooo:paragraph-rsid="000e30ff" style:font-size-asian="9.5pt" style:font-size-complex="10pt"/>
    </style:style>
    <style:style style:name="P26" style:family="paragraph" style:parent-style-name="Standard">
      <style:text-properties fo:color="#000000" loext:opacity="100%" style:font-name="Consolas1" fo:font-size="9.5pt" style:text-underline-style="solid" style:text-underline-width="auto" style:text-underline-color="font-color" officeooo:rsid="000e0f9c" officeooo:paragraph-rsid="000cbb82" style:font-size-asian="9.5pt" style:font-size-complex="10pt"/>
    </style:style>
    <style:style style:name="P27" style:family="paragraph" style:parent-style-name="Standard">
      <style:text-properties fo:color="#000000" loext:opacity="100%" style:font-name="Consolas1" fo:font-size="9.5pt" officeooo:rsid="0014a254" officeooo:paragraph-rsid="0014a254" style:font-size-asian="9.5pt" style:font-size-complex="10pt"/>
    </style:style>
    <style:style style:name="P28" style:family="paragraph" style:parent-style-name="Standard">
      <style:text-properties fo:color="#000000" loext:opacity="100%" style:font-name="Consolas1" fo:font-size="9.5pt" officeooo:rsid="000e0f9c" officeooo:paragraph-rsid="000cbb82" style:font-size-asian="9.5pt" style:font-size-complex="10pt"/>
    </style:style>
    <style:style style:name="P29" style:family="paragraph" style:parent-style-name="Standard">
      <style:text-properties fo:color="#000000" loext:opacity="100%" style:font-name="Consolas1" fo:font-size="9.5pt" officeooo:rsid="00157658" officeooo:paragraph-rsid="00157658" style:font-size-asian="9.5pt" style:font-size-complex="10pt"/>
    </style:style>
    <style:style style:name="P30" style:family="paragraph" style:parent-style-name="Standard">
      <style:paragraph-properties fo:break-before="page"/>
      <style:text-properties fo:color="#000000" loext:opacity="100%" style:font-name="Cambria" fo:font-size="12pt" fo:font-weight="bold" officeooo:rsid="00048c6d" officeooo:paragraph-rsid="00157658" style:font-size-asian="12pt" style:font-weight-asian="bold" style:font-size-complex="12pt" style:font-weight-complex="bold"/>
    </style:style>
    <style:style style:name="T1" style:family="text">
      <style:text-properties officeooo:rsid="00064ce8"/>
    </style:style>
    <style:style style:name="T2" style:family="text">
      <style:text-properties officeooo:rsid="0008bb0d"/>
    </style:style>
    <style:style style:name="T3" style:family="text">
      <style:text-properties style:font-name="Consolas1" fo:font-size="9.5pt" style:font-size-asian="9.5pt"/>
    </style:style>
    <style:style style:name="T4" style:family="text">
      <style:text-properties style:font-name="Consolas1" fo:font-size="9.5pt" officeooo:rsid="000e0f9c" style:font-size-asian="9.5pt"/>
    </style:style>
    <style:style style:name="T5" style:family="text">
      <style:text-properties style:font-name="Consolas1" fo:font-size="9.5pt" officeooo:rsid="000e30ff" style:font-size-asian="9.5pt"/>
    </style:style>
    <style:style style:name="T6" style:family="text">
      <style:text-properties style:font-name="Consolas1" fo:font-size="9.5pt" officeooo:rsid="000ff645" style:font-size-asian="9.5pt"/>
    </style:style>
    <style:style style:name="T7" style:family="text">
      <style:text-properties fo:color="#000000" loext:opacity="100%" style:font-name="Consolas1" fo:font-size="9.5pt" style:font-size-asian="9.5pt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eroMap Notes</text:p>
      <text:p text:style-name="P1"/>
      <text:p text:style-name="P1">Since AeroMap is based on OpenDroneMap, this doc is a mix of both systems.</text:p>
      <text:p text:style-name="P1"/>
      <text:p text:style-name="P3">Stages</text:p>
      <text:p text:style-name="P1"/>
      <text:p text:style-name="P1"><text:tab/><text:span text:style-name="T1">Load Dataset</text:span></text:p>
      <text:p text:style-name="P1"><text:tab/><text:span text:style-name="T1">Split/Merge</text:span></text:p>
      <text:p text:style-name="P1"><text:tab/><text:span text:style-name="T1">OpenSFM</text:span></text:p>
      <text:p text:style-name="P1"><text:tab/><text:span text:style-name="T1">OpenMVS</text:span></text:p>
      <text:p text:style-name="P1"><text:tab/><text:span text:style-name="T1">Filter Points</text:span></text:p>
      <text:p text:style-name="P1"><text:tab/><text:span text:style-name="T1">Mesh</text:span></text:p>
      <text:p text:style-name="P1"><text:tab/><text:span text:style-name="T1">Texture</text:span></text:p>
      <text:p text:style-name="P1"><text:tab/><text:span text:style-name="T1">Georeference</text:span></text:p>
      <text:p text:style-name="P1"><text:tab/><text:span text:style-name="T1">DEM</text:span></text:p>
      <text:p text:style-name="P1"><text:tab/><text:span text:style-name="T1">Orthophoto</text:span></text:p>
      <text:p text:style-name="P1"><text:tab/><text:span text:style-name="T1">Report</text:span></text:p>
      <text:p text:style-name="P1"><text:tab/><text:span text:style-name="T1">Post Process</text:span></text:p>
      <text:p text:style-name="P1"/>
      <text:p text:style-name="P4">Stage: OpenSFM</text:p>
      <text:p text:style-name="P5"/>
      <text:p text:style-name="P5">One of the last things the OpenSFM stage does is undistort the images. ODM actually modifies OpenSFM to accept a list of datasets to process. This isn’t really practical with a C++ program compiled to an .exe. Instead AeroMap uses the original OpenSFM interface that accepts a single dataset passed to the undisort command. That means if multiple datasets need to be processed (RGB, thermal, etc.), undistort will need to be called for each one.</text:p>
      <text:p text:style-name="P5"/>
      <text:p text:style-name="P5">To avoid messing up the existing OpenSFM install, AeroMap creates a separate set of files and uses those.</text:p>
      <text:p text:style-name="P5"/>
      <text:p text:style-name="P5">The modified files are:</text:p>
      <text:p text:style-name="P5"/>
      <text:p text:style-name="P11"><text:tab/><text:span text:style-name="T2">opensfm/undistort.py<text:tab/><text:tab/><text:tab/><text:tab/>→ opensfm/undistort_aero.py</text:span></text:p>
      <text:p text:style-name="P11"><text:tab/><text:span text:style-name="T2">opensfm/actions/undistort.py<text:tab/><text:tab/>→ opensfm/actions/undistort_aero.py</text:span></text:p>
      <text:p text:style-name="P11"><text:tab/><text:span text:style-name="T2">opensfm/commands/undistort.py<text:tab/>→ opensfm/commands/undistort_aero.py</text:span></text:p>
      <text:p text:style-name="P11"><text:tab/><text:span text:style-name="T2">opensfm/commands/__init__.py<text:tab/><text:tab/>→ add the new command</text:span></text:p>
      <text:p text:style-name="P12"/>
      <text:p text:style-name="P6">The change is basically removing the “imageFilter” parameter which a list of datasets to process.</text:p>
      <text:p text:style-name="P6"/>
      <text:p text:style-name="P6"/>
      <text:p text:style-name="P8">Stage: Georeference</text:p>
      <text:p text:style-name="P7"/>
      <text:p text:style-name="P7">ODM uses a long single command string to georeference the point cloud. AeroMap does the same process but uses a pdal pipeline .json file that hopefully will be easier to read &amp; maintain.</text:p>
      <text:p text:style-name="P7"/>
      <text:p text:style-name="P17">geo_pipe.json</text:p>
      <text:p text:style-name="P13"/>
      <text:p text:style-name="P13">[</text:p>
      <text:p text:style-name="P13"><text:s text:c="4"/>{</text:p>
      <text:p text:style-name="P13"><text:soft-page-break/><text:s text:c="8"/>"type": "readers.ply",</text:p>
      <text:p text:style-name="P13"><text:s text:c="8"/>"filename": "D:/test_aero/odm_filterpoints/point_cloud.ply"</text:p>
      <text:p text:style-name="P13"><text:s text:c="4"/>},</text:p>
      <text:p text:style-name="P13"><text:s text:c="4"/>{</text:p>
      <text:p text:style-name="P13"><text:s text:c="8"/>"type": "filters.ferry",</text:p>
      <text:p text:style-name="P13"><text:s text:c="8"/>"dimensions": "views =&gt; UserData"</text:p>
      <text:p text:style-name="P13"><text:s text:c="4"/>},</text:p>
      <text:p text:style-name="P13"><text:s text:c="4"/>{</text:p>
      <text:p text:style-name="P13"><text:s text:c="8"/>"type": "filters.transformation",</text:p>
      <text:p text:style-name="P13"><text:s text:c="8"/>"matrix": "1 0 0 322263.0 0 1 0 5157982 0 0 1 0 0 0 0 1"</text:p>
      <text:p text:style-name="P13"><text:s text:c="4"/>},</text:p>
      <text:p text:style-name="P13"><text:s text:c="4"/>{</text:p>
      <text:p text:style-name="P13"><text:s text:c="8"/>"type": "writers.las",</text:p>
      <text:p text:style-name="P13"><text:s text:c="8"/>"filename": "D:/test_aero/odm_georeferencing/odm_georeferenced_model.laz",</text:p>
      <text:p text:style-name="P13"><text:s text:c="8"/>"offset_x": 322263.0,</text:p>
      <text:p text:style-name="P13"><text:s text:c="8"/>"offset_y": 5157982.0,</text:p>
      <text:p text:style-name="P13"><text:s text:c="8"/>"offset_z": 0.0,</text:p>
      <text:p text:style-name="P13"><text:s text:c="8"/>"scale_x": 0.001,</text:p>
      <text:p text:style-name="P13"><text:s text:c="8"/>"scale_y": 0.001,</text:p>
      <text:p text:style-name="P13"><text:s text:c="8"/>"scale_z": 0.001,</text:p>
      <text:p text:style-name="P13"><text:s text:c="8"/>"a_srs": "+proj=utm +zone=32 +datum=WGS84 +units=m +no_defs +type=crs"</text:p>
      <text:p text:style-name="P13"><text:s text:c="4"/>}</text:p>
      <text:p text:style-name="P13">]</text:p>
      <text:p text:style-name="P13"/>
      <text:p text:style-name="P13"/>
      <text:p text:style-name="P9">Multispectral Processing</text:p>
      <text:p text:style-name="P15"/>
      <text:p text:style-name="P16">One of the first things to happen when processing multispectral datasets is the creation of “band maps”. These associate primary and secondary images for each shot.</text:p>
      <text:p text:style-name="P16"/>
      <text:p text:style-name="P16">Multispectral::<text:span text:style-name="T7">compute_band_maps()</text:span></text:p>
      <text:p text:style-name="P27"/>
      <text:p text:style-name="P27">returns:</text:p>
      <text:p text:style-name="P27"/>
      <text:p text:style-name="P27"><text:tab/>s2p<text:tab/>→ maps secondary bands to its associate primary</text:p>
      <text:p text:style-name="P27"><text:tab/>p2s → maps primary bands to list of secondary</text:p>
      <text:p text:style-name="P27"/>
      <text:p text:style-name="P27"/>
      <text:p text:style-name="P10">Files</text:p>
      <text:p text:style-name="P14"/>
      <text:p text:style-name="P18">opensfm/reconstruction.json</text:p>
      <text:p text:style-name="P14"/>
      <text:p text:style-name="P14"/>
      <text:p text:style-name="P14"/>
      <text:p text:style-name="P14"><text:s text:c="4"/>{</text:p>
      <text:p text:style-name="P14"><text:s text:c="8"/>"cameras": {<text:tab/><text:tab/><text:tab/><text:tab/>← same format as cameras.json</text:p>
      <text:p text:style-name="P14"><text:tab/><text:tab/>"shots": {<text:tab/><text:tab/><text:tab/><text:tab/><text:tab/>← 1 per input image</text:p>
      <text:p text:style-name="P19"><text:tab/><text:tab/><text:tab/> "IMG_0501.JPG": {</text:p>
      <text:p text:style-name="P19"><text:s text:c="16"/>"rotation": [</text:p>
      <text:p text:style-name="P19"><text:s text:c="20"/>-2.958489577474553,</text:p>
      <text:p text:style-name="P19"><text:s text:c="20"/>-0.9777660236392862,</text:p>
      <text:p text:style-name="P19"><text:s text:c="20"/>-0.17926039555411952</text:p>
      <text:p text:style-name="P19"><text:s text:c="16"/>],</text:p>
      <text:p text:style-name="P19"><text:s text:c="16"/>"translation": [</text:p>
      <text:p text:style-name="P19"><text:s text:c="20"/>175.1381687414368,</text:p>
      <text:p text:style-name="P19"><text:s text:c="20"/>-133.50275230339324,</text:p>
      <text:p text:style-name="P19"><text:s text:c="20"/>996.4105839175171</text:p>
      <text:p text:style-name="P19"><text:s text:c="16"/>],</text:p>
      <text:p text:style-name="P19"><text:s text:c="16"/>"camera": "v2 canon canon digital ixus 120 is 4000 3000 brown 0.8068",</text:p>
      <text:p text:style-name="P19"><text:s text:c="16"/>"orientation": 6,</text:p>
      <text:p text:style-name="P19"><text:s text:c="16"/>"capture_time": 1299257298.0,</text:p>
      <text:p text:style-name="P19"><text:s text:c="16"/>"gps_dop": 10.0,</text:p>
      <text:p text:style-name="P19"><text:s text:c="16"/>"gps_position": [</text:p>
      <text:p text:style-name="P19"><text:s text:c="20"/>-178.81840928863377,</text:p>
      <text:p text:style-name="P19"><text:s text:c="20"/>-229.85931911621083,</text:p>
      <text:p text:style-name="P19"><text:s text:c="20"/>979.3263587970287</text:p>
      <text:p text:style-name="P19"><text:s text:c="16"/>],</text:p>
      <text:p text:style-name="P19"><text:s text:c="16"/>"vertices": [],</text:p>
      <text:p text:style-name="P19"><text:s text:c="16"/>"faces": [],</text:p>
      <text:p text:style-name="P19"><text:s text:c="16"/>"scale": 1.0,</text:p>
      <text:p text:style-name="P19"><text:s text:c="16"/>"covariance": [],</text:p>
      <text:p text:style-name="P19"><text:s text:c="16"/>"merge_cc": 0</text:p>
      <text:p text:style-name="P19"><text:s text:c="12"/>},</text:p>
      <text:p text:style-name="P14"><text:tab/><text:tab/>"points": {</text:p>
      <text:p text:style-name="P19"><text:s text:c="12"/>"11323": {</text:p>
      <text:p text:style-name="P19"><text:s text:c="16"/>"color": [</text:p>
      <text:p text:style-name="P19"><text:s text:c="20"/>136.0,</text:p>
      <text:p text:style-name="P19"><text:s text:c="20"/>120.0,</text:p>
      <text:p text:style-name="P19"><text:s text:c="20"/>98.0</text:p>
      <text:p text:style-name="P19"><text:s text:c="16"/>],</text:p>
      <text:p text:style-name="P19"><text:s text:c="16"/>"coordinates": [</text:p>
      <text:p text:style-name="P19"><text:s text:c="20"/>103.39287347648659,</text:p>
      <text:p text:style-name="P19"><text:s text:c="20"/>58.995398287524644,</text:p>
      <text:p text:style-name="P19"><text:s text:c="20"/>819.760330896319</text:p>
      <text:p text:style-name="P19"><text:s text:c="16"/>]</text:p>
      <text:p text:style-name="P19"><text:s text:c="12"/>},</text:p>
      <text:p text:style-name="P14"><text:tab/><text:tab/>"biases": {</text:p>
      <text:p text:style-name="P14"><text:tab/><text:tab/>“rig_cameras": {</text:p>
      <text:p text:style-name="P14"><text:tab/><text:tab/>"rig_instances": {</text:p>
      <text:p text:style-name="P14"><text:s text:c="6"/><text:tab/>"reference_lla": {<text:tab/><text:tab/><text:tab/><text:tab/><text:tab/><text:tab/>← same content as reference_lla.json</text:p>
      <text:p text:style-name="P14"><text:s text:c="12"/>"latitude": 46.5519009912944,</text:p>
      <text:p text:style-name="P14"><text:s text:c="12"/>"longitude": 6.68142127311051,</text:p>
      <text:p text:style-name="P14"><text:s text:c="12"/>"altitude": 0.0</text:p>
      <text:p text:style-name="P14"><text:s text:c="8"/>}</text:p>
      <text:p text:style-name="P14"><text:s text:c="6"/>}</text:p>
      <text:p text:style-name="P14"><text:s text:c="4"/>}</text:p>
      <text:p text:style-name="P14">]</text:p>
      <text:p text:style-name="P20"/>
      <text:p text:style-name="P22">venv/pyvenv.cfg</text:p>
      <text:p text:style-name="P20"><text:tab/>home = C:/AeroMap/OdmLib/venv/Scripts</text:p>
      <text:p text:style-name="P20"><text:tab/>include-system-site-packages = false</text:p>
      <text:p text:style-name="P20"/>
      <text:p text:style-name="P22"><text:span text:style-name="T3">venv/Lib/site-packages/cv2/config-3.8.p</text:span><text:span text:style-name="T4">y</text:span></text:p>
      <text:p text:style-name="P21"><text:soft-page-break/><text:span text:style-name="T4"><text:tab/>PYTHON_EXTENSIONS_PATHS = [r'''</text:span><text:a xlink:type="simple" xlink:href="../../OdmLib/venv/lib/site-packages/cv2/python-3.8" text:style-name="Internet_20_link" text:visited-style-name="Visited_20_Internet_20_Link"><text:span text:style-name="T4">C:/AeroMap/OdmLib/venv/lib/site-packages/cv2/python-3.8</text:span></text:a><text:span text:style-name="T4">''']</text:span></text:p>
      <text:p text:style-name="P23"><text:tab/> + PYTHON_EXTENSIONS_PATHS</text:p>
      <text:p text:style-name="P24"/>
      <text:p text:style-name="P26">venv/Lib/site-packages/cv2/config.py</text:p>
      <text:p text:style-name="P24"><text:tab/>BINARIES_PATHS = [r"C:/AeroMap/OdmLib/bin"] + BINARIES_PATHS</text:p>
      <text:p text:style-name="P24"/>
      <text:p text:style-name="P24"/>
      <text:p text:style-name="P20"><text:span text:style-name="T6">All </text:span><text:span text:style-name="T5">updated to point to odmlib directories.</text:span></text:p>
      <text:p text:style-name="P25"/>
      <text:p text:style-name="P24"/>
      <text:p text:style-name="P30">Build</text:p>
      <text:p text:style-name="P29"/>
      <text:p text:style-name="P29"><text:span text:style-name="T8">Requirements</text:span>:</text:p>
      <text:p text:style-name="P29"><text:tab/>Qt 5.12</text:p>
      <text:p text:style-name="P29"><text:tab/>OpenCV 4.10</text:p>
      <text:p text:style-name="P29"><text:tab/></text:p>
      <text:p text:style-name="P29"><text:span text:style-name="T8">Environment</text:span>:</text:p>
      <text:p text:style-name="P29"><text:tab/>PROJ_LIB</text:p>
      <text:p text:style-name="P29"><text:tab/>OPENCV_PATH (set by installer?)</text:p>
      <text:p text:style-name="P29"><text:tab/>QTDIR (set by installer?)</text:p>
      <text:p text:style-name="P29"><text:tab/>PATH</text:p>
      <text:p text:style-name="P29"><text:tab/><text:tab/>glew dll</text:p>
      <text:p text:style-name="P29"/>
      <text:p text:style-name="P29"/>
      <text:p text:style-name="P29">There are certainnly others, I’ll need to install on clean machine to root them all o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2902in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07T07:10:22.684000000</dc:date>
    <meta:editing-duration>PT31M3S</meta:editing-duration>
    <meta:editing-cycles>16</meta:editing-cycles>
    <meta:generator>LibreOffice/7.3.7.2$Windows_X86_64 LibreOffice_project/e114eadc50a9ff8d8c8a0567d6da8f454beeb84f</meta:generator>
    <meta:document-statistic meta:table-count="0" meta:image-count="0" meta:object-count="0" meta:page-count="6" meta:paragraph-count="134" meta:word-count="474" meta:character-count="4541" meta:non-whitespace-character-count="3271"/>
  </office:meta>
</office:document-meta>
</file>